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HUAMAN HUANCA, LUIS GUSTAV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016928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773141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HUAMAN HUANCA, LUIS GUSTAV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01692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77314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7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7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91343685</text:p>
          </table:table-cell>
          <table:table-cell table:style-name="Tabla2.D3" office:value-type="string">
            <text:p text:style-name="P23">17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18:17:1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